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e1bd" officeooo:paragraph-rsid="0003e1bd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GEN SPECTRAL ANALYSIS</text:p>
      <text:p text:style-name="P1"/>
      <text:p text:style-name="P1">PDB – 1se8.pdb</text:p>
      <text:p text:style-name="P1"/>
      <text:p text:style-name="P1">nodes = 205</text:p>
      <text:p text:style-name="P1">average degree = 7.79512195122</text:p>
      <text:p text:style-name="P1">avg clustering coeff <text:s/>= 0.541262775165</text:p>
      <text:p text:style-name="P1">edges = 799</text:p>
      <text:p text:style-name="P1">average shortest path = 5.19818268771</text:p>
      <text:p text:style-name="P1"/>
      <text:p text:style-name="P1">FOR ADJACENCY MATRIX:</text:p>
      <text:p text:style-name="P1"/>
      <text:p text:style-name="P1">Largest EigenValue = 9.37099067922</text:p>
      <text:p text:style-name="P1">Corresponding eigenvector = </text:p>
      <text:p text:style-name="P1">[ -1.50726224e-03 <text:s/>-6.70281456e-05 <text:s text:c="2"/>6.08115059e-03 <text:s/>-3.52816531e-02</text:p>
      <text:p text:style-name="P1"><text:s text:c="3"/>2.22651810e-02 <text:s/>-9.22150989e-03 <text:s text:c="2"/>7.14153134e-04 <text:s text:c="2"/>1.65240184e-02</text:p>
      <text:p text:style-name="P1"><text:s text:c="3"/>1.62733788e-02 <text:s text:c="2"/>1.13364908e-02 <text:s/>-1.52937985e-02 <text:s text:c="2"/>9.57344436e-03</text:p>
      <text:p text:style-name="P1"><text:s text:c="3"/>5.11057222e-02 <text:s text:c="2"/>1.29260006e-03 <text:s text:c="2"/>4.94887381e-02 <text:s/>-1.72038520e-01</text:p>
      <text:p text:style-name="P1"><text:s text:c="3"/>1.45755426e-01 <text:s/>-7.09441316e-04 <text:s text:c="2"/>5.96961950e-02 <text:s/>-1.00667984e-01</text:p>
      <text:p text:style-name="P1"><text:s text:c="2"/>-2.85042595e-02 <text:s text:c="2"/>8.58458345e-02 <text:s/>-2.68613291e-02 <text:s/>-9.41121719e-02</text:p>
      <text:p text:style-name="P1"><text:s text:c="3"/>1.76473524e-01 <text:s text:c="2"/>3.99402062e-02 <text:s text:c="2"/>2.13631440e-02 <text:s text:c="2"/>5.11726065e-02</text:p>
      <text:p text:style-name="P1"><text:s text:c="3"/>1.80689811e-02 <text:s/>-9.63084039e-04 <text:s/>-7.94815221e-02 <text:s/>-1.08047300e-02</text:p>
      <text:p text:style-name="P1"><text:s text:c="2"/>-1.85010262e-02 <text:s/>-3.98474477e-02 <text:s/>-1.66139626e-03 <text:s text:c="2"/>2.01927573e-02</text:p>
      <text:p text:style-name="P1"><text:s text:c="2"/>-6.54415476e-02 <text:s/>-3.27459792e-02 <text:s/>-1.93414715e-02 <text:s text:c="2"/>3.81856094e-02</text:p>
      <text:p text:style-name="P1"><text:s text:c="3"/>6.38042452e-02 <text:s/>-5.78687174e-02 <text:s text:c="2"/>5.81415646e-02 <text:s/>-1.43561402e-02</text:p>
      <text:p text:style-name="P1"><text:s text:c="3"/>1.01738554e-02 <text:s/>-8.99981108e-02 <text:s text:c="2"/>6.76300913e-02 <text:s text:c="2"/>2.96254490e-02</text:p>
      <text:p text:style-name="P1"><text:s text:c="3"/>2.91254712e-02 <text:s text:c="2"/>9.91410507e-02 <text:s/>-2.13738429e-03 <text:s/>-8.55343094e-02</text:p>
      <text:p text:style-name="P1"><text:s text:c="2"/>-3.85294691e-02 <text:s/>-1.99170903e-02 <text:s/>-3.22311549e-02 <text:s text:c="2"/>1.08749282e-01</text:p>
      <text:p text:style-name="P1"><text:s text:c="2"/>-1.01870722e-01 <text:s/>-8.93017781e-02 <text:s text:c="2"/>4.95541641e-03 <text:s text:c="2"/>6.48563063e-02</text:p>
      <text:p text:style-name="P1"><text:s text:c="3"/>4.65085302e-02 <text:s text:c="2"/>1.67453068e-02 <text:s text:c="2"/>3.51548609e-02 <text:s text:c="2"/>1.16665431e-02</text:p>
      <text:p text:style-name="P1"><text:s text:c="2"/>-5.76512189e-02 <text:s text:c="2"/>5.55697907e-02 <text:s text:c="2"/>2.89520925e-02 <text:s/>-6.69750242e-02</text:p>
      <text:p text:style-name="P1"><text:s text:c="2"/>-1.81302638e-01 <text:s/>-2.04619890e-02 <text:s text:c="2"/>4.37572356e-03 <text:s/>-5.33763893e-02</text:p>
      <text:p text:style-name="P1"><text:s text:c="2"/>-7.37301051e-02 <text:s text:c="2"/>5.13518535e-02 <text:s/>-5.56615140e-02 <text:s/>-1.23458294e-02</text:p>
      <text:p text:style-name="P1"><text:s text:c="3"/>3.60647047e-02 <text:s text:c="2"/>5.39675232e-02 <text:s text:c="2"/>3.14422488e-02 <text:s text:c="2"/>5.29874555e-02</text:p>
      <text:p text:style-name="P1"><text:s text:c="3"/>2.75773074e-02 <text:s/>-3.29991124e-02 <text:s/>-4.79443767e-02 <text:s/>-4.80259152e-02</text:p>
      <text:p text:style-name="P1"><text:s text:c="3"/>9.51029555e-03 <text:s/>-9.87502455e-03 <text:s/>-3.60985915e-02 <text:s text:c="2"/>1.21801973e-01</text:p>
      <text:p text:style-name="P1"><text:s text:c="2"/>-3.11729132e-02 <text:s/>-7.28135700e-02 <text:s text:c="2"/>7.82849290e-02 <text:s/>-3.55905034e-02</text:p>
      <text:p text:style-name="P1"><text:s text:c="2"/>-3.26986165e-02 <text:s text:c="2"/>3.11469989e-02 <text:s text:c="2"/>6.59223703e-03 <text:s text:c="2"/>1.76516744e-02</text:p>
      <text:p text:style-name="P1"><text:s text:c="3"/>1.17183231e-01 <text:s/>-8.30731746e-02 <text:s/>-6.03965550e-02 <text:s text:c="2"/>7.83505782e-02</text:p>
      <text:p text:style-name="P1"><text:soft-page-break/><text:s text:c="2"/>-6.62585753e-03 <text:s/>-2.27722461e-01 <text:s text:c="2"/>6.87671064e-03 <text:s/>-1.06349248e-01</text:p>
      <text:p text:style-name="P1"><text:s text:c="3"/>4.02912912e-02 <text:s/>-4.13708236e-02 <text:s/>-2.80064993e-02 <text:s/>-2.38735139e-03</text:p>
      <text:p text:style-name="P1"><text:s text:c="2"/>-7.30830521e-02 <text:s/>-3.33031648e-02 <text:s text:c="2"/>1.31961350e-02 <text:s/>-2.92491347e-03</text:p>
      <text:p text:style-name="P1"><text:s text:c="2"/>-3.64682060e-02 <text:s text:c="2"/>3.25149251e-02 <text:s/>-7.78484612e-02 <text:s text:c="2"/>1.47872423e-02</text:p>
      <text:p text:style-name="P1"><text:s text:c="2"/>-2.60492926e-02 <text:s/>-4.14786697e-02 <text:s text:c="2"/>3.17545118e-02 <text:s/>-7.31606713e-02</text:p>
      <text:p text:style-name="P1"><text:s text:c="2"/>-6.40708144e-02 <text:s/>-9.18999619e-02 <text:s text:c="2"/>7.60175669e-02 <text:s text:c="2"/>4.43352538e-02</text:p>
      <text:p text:style-name="P1"><text:s text:c="2"/>-2.65262165e-02 <text:s/>-1.19983466e-02 <text:s text:c="2"/>4.18829001e-02 <text:s/>-3.12205835e-02</text:p>
      <text:p text:style-name="P1"><text:s text:c="2"/>-3.62273143e-02 <text:s/>-6.18034259e-02 <text:s/>-4.18482120e-02 <text:s/>-7.88331018e-02</text:p>
      <text:p text:style-name="P1"><text:s text:c="2"/>-8.68093574e-02 <text:s/>-7.69691099e-02 <text:s/>-1.27706415e-01 <text:s text:c="2"/>1.24842803e-01</text:p>
      <text:p text:style-name="P1"><text:s text:c="3"/>6.59296179e-02 <text:s text:c="2"/>6.15151837e-03 <text:s/>-1.99440613e-01 <text:s/>-8.08728192e-02</text:p>
      <text:p text:style-name="P1"><text:s text:c="2"/>-4.93453827e-02 <text:s/>-1.44366598e-01 <text:s text:c="2"/>7.32634353e-02 <text:s/>-5.41390987e-02</text:p>
      <text:p text:style-name="P1"><text:s text:c="3"/>8.44707126e-02 <text:s/>-5.12001209e-02 <text:s text:c="2"/>4.34615687e-02 <text:s/>-5.89569710e-02</text:p>
      <text:p text:style-name="P1"><text:s text:c="3"/>8.57524299e-02 <text:s/>-1.21462413e-01 <text:s text:c="2"/>1.15859170e-01 <text:s text:c="2"/>1.50871077e-03</text:p>
      <text:p text:style-name="P1"><text:s text:c="2"/>-1.01087019e-01 <text:s text:c="2"/>8.40010369e-02 <text:s/>-7.54717390e-02 <text:s/>-3.25109111e-02</text:p>
      <text:p text:style-name="P1"><text:s text:c="2"/>-2.55148367e-05 <text:s/>-1.16678904e-01 <text:s text:c="2"/>3.13392658e-01 <text:s/>-6.34997502e-02</text:p>
      <text:p text:style-name="P1"><text:s text:c="3"/>1.44964953e-01 <text:s text:c="2"/>1.54480734e-01 <text:s text:c="2"/>1.00312971e-01 <text:s text:c="2"/>8.87452797e-02</text:p>
      <text:p text:style-name="P1"><text:s text:c="3"/>2.10656627e-02 <text:s/>-6.42660533e-02 <text:s text:c="2"/>2.59156312e-03 <text:s text:c="2"/>7.03632245e-03</text:p>
      <text:p text:style-name="P1"><text:s text:c="2"/>-4.86065872e-02 <text:s text:c="2"/>5.18755993e-03 <text:s/>-8.97966505e-02 <text:s text:c="2"/>1.43214183e-01</text:p>
      <text:p text:style-name="P1"><text:s text:c="3"/>6.33095207e-02 <text:s/>-6.60873366e-02 <text:s/>-1.11130068e-02 <text:s text:c="2"/>5.85687244e-02</text:p>
      <text:p text:style-name="P1"><text:s text:c="2"/>-8.82047626e-02 <text:s text:c="2"/>8.95339181e-02 <text:s/>-3.45592134e-02 <text:s/>-4.25612300e-02</text:p>
      <text:p text:style-name="P1"><text:s text:c="3"/>1.31548428e-01 <text:s text:c="2"/>5.76390397e-02 <text:s/>-5.14385708e-02 <text:s/>-1.29632099e-01</text:p>
      <text:p text:style-name="P1"><text:s text:c="2"/>-8.08362639e-03 <text:s/>-2.77633449e-02 <text:s text:c="2"/>7.82629008e-03 <text:s text:c="2"/>8.29185036e-03</text:p>
      <text:p text:style-name="P1"><text:s text:c="2"/>-2.30779364e-02 <text:s text:c="2"/>3.01732621e-02 <text:s/>-5.96224863e-02 <text:s text:c="2"/>4.27848895e-02</text:p>
      <text:p text:style-name="P1"><text:s text:c="2"/>-3.17519604e-02 <text:s/>-7.36701370e-02 <text:s text:c="2"/>1.09706991e-02 <text:s/>-3.91851312e-02</text:p>
      <text:p text:style-name="P1"><text:s text:c="3"/>2.44416673e-03 <text:s text:c="2"/>5.06277542e-02 <text:s text:c="2"/>2.03170609e-02 <text:s text:c="2"/>5.07843929e-03</text:p>
      <text:p text:style-name="P1"><text:s text:c="3"/>2.83952684e-02 <text:s/>-3.97343644e-02 <text:s text:c="2"/>2.64150070e-03 <text:s/>-1.67585895e-02</text:p>
      <text:p text:style-name="P1"><text:s text:c="3"/>3.03760377e-03]</text:p>
      <text:p text:style-name="P1"/>
      <text:p text:style-name="P1"/>
      <text:p text:style-name="P1">FOR LAPLACIAN MATRIX:</text:p>
      <text:p text:style-name="P1"/>
      <text:p text:style-name="P1">Largest eigenValue = 15.6463231127</text:p>
      <text:p text:style-name="P1">Corresponding EigenVector = </text:p>
      <text:p text:style-name="P1"><text:s/>[ -6.98430296e-02 <text:s text:c="2"/>7.06821327e-02 <text:s text:c="2"/>2.54936200e-02 <text:s text:c="2"/>8.25077336e-03</text:p>
      <text:p text:style-name="P1"><text:s text:c="2"/>-2.17172311e-03 <text:s/>-6.51965817e-02 <text:s text:c="2"/>1.91179541e-01 <text:s/>-8.54282773e-03</text:p>
      <text:p text:style-name="P1"><text:s text:c="2"/>-1.34083435e-01 <text:s/>-9.14351912e-03 <text:s text:c="2"/>1.94053557e-02 <text:s/>-3.15516162e-02</text:p>
      <text:p text:style-name="P1"><text:s text:c="3"/>2.59053198e-01 <text:s/>-1.60541817e-02 <text:s text:c="2"/>1.27415244e-01 <text:s/>-3.42892721e-02</text:p>
      <text:p text:style-name="P1"><text:s text:c="2"/>-1.36835595e-01 <text:s text:c="2"/>3.18969311e-03 <text:s text:c="2"/>1.64444829e-01 <text:s/>-3.72415640e-02</text:p>
      <text:p text:style-name="P1"><text:s text:c="3"/>6.15538457e-03 <text:s text:c="2"/>8.87421703e-02 <text:s/>-1.20119906e-02 <text:s/>-1.40511601e-01</text:p>
      <text:p text:style-name="P1"><text:soft-page-break/><text:s text:c="2"/>-4.01461896e-02 <text:s/>-2.53655344e-02 <text:s/>-7.73747980e-02 <text:s text:c="2"/>9.10377730e-02</text:p>
      <text:p text:style-name="P1"><text:s text:c="2"/>-7.55353963e-02 <text:s/>-7.40149302e-02 <text:s/>-1.17801470e-02 <text:s text:c="2"/>2.78797703e-02</text:p>
      <text:p text:style-name="P1"><text:s text:c="2"/>-8.88387826e-02 <text:s text:c="2"/>1.75351366e-01 <text:s text:c="2"/>2.46745535e-01 <text:s/>-4.93623930e-02</text:p>
      <text:p text:style-name="P1"><text:s text:c="3"/>4.26756062e-01 <text:s text:c="2"/>2.84079670e-01 <text:s/>-1.64897363e-01 <text:s/>-3.60350681e-01</text:p>
      <text:p text:style-name="P1"><text:s text:c="2"/>-9.17342939e-02 <text:s text:c="2"/>1.90186043e-03 <text:s/>-1.43569818e-04 <text:s text:c="2"/>3.64470992e-02</text:p>
      <text:p text:style-name="P1"><text:s text:c="2"/>-9.44733413e-04 <text:s text:c="2"/>1.59476644e-02 <text:s/>-8.15672957e-03 <text:s text:c="2"/>1.16741551e-02</text:p>
      <text:p text:style-name="P1"><text:s text:c="3"/>1.24997721e-01 <text:s text:c="2"/>2.17308916e-02 <text:s/>-2.23886031e-01 <text:s/>-1.02071125e-02</text:p>
      <text:p text:style-name="P1"><text:s text:c="3"/>7.13801213e-02 <text:s/>-1.00111859e-03 <text:s/>-4.51851975e-02 <text:s text:c="2"/>3.12404616e-02</text:p>
      <text:p text:style-name="P1"><text:s text:c="3"/>8.26201963e-02 <text:s/>-4.98866995e-02 <text:s/>-1.44765083e-01 <text:s text:c="2"/>3.62074051e-03</text:p>
      <text:p text:style-name="P1"><text:s text:c="3"/>6.47692054e-02 <text:s/>-4.02158003e-02 <text:s/>-1.35314986e-02 <text:s text:c="2"/>8.95350567e-03</text:p>
      <text:p text:style-name="P1"><text:s text:c="3"/>7.34055721e-03 <text:s text:c="2"/>6.80973076e-02 <text:s/>-9.57869633e-02 <text:s/>-8.86385018e-02</text:p>
      <text:p text:style-name="P1"><text:s text:c="3"/>3.71995831e-02 <text:s text:c="2"/>2.78067966e-02 <text:s/>-2.03861261e-03 <text:s/>-8.42428163e-02</text:p>
      <text:p text:style-name="P1"><text:s text:c="3"/>3.11331912e-02 <text:s/>-3.73175656e-02 <text:s/>-2.17420682e-02 <text:s text:c="2"/>2.92472808e-02</text:p>
      <text:p text:style-name="P1"><text:s text:c="3"/>1.16447798e-02 <text:s text:c="2"/>3.42875008e-02 <text:s text:c="2"/>6.79651932e-03 <text:s/>-1.36395132e-02</text:p>
      <text:p text:style-name="P1"><text:s text:c="2"/>-7.49193995e-04 <text:s text:c="2"/>8.43546765e-03 <text:s/>-2.82695369e-03 <text:s text:c="2"/>7.36994774e-03</text:p>
      <text:p text:style-name="P1"><text:s text:c="3"/>3.41325987e-03 <text:s/>-7.14712032e-03 <text:s text:c="2"/>1.23740770e-03 <text:s text:c="2"/>4.23337465e-03</text:p>
      <text:p text:style-name="P1"><text:s text:c="2"/>-5.67343542e-03 <text:s/>-2.52752247e-02 <text:s text:c="2"/>2.46839575e-03 <text:s text:c="2"/>3.65660315e-02</text:p>
      <text:p text:style-name="P1"><text:s text:c="2"/>-1.82430136e-02 <text:s text:c="2"/>1.22601765e-01 <text:s text:c="2"/>1.17946543e-02 <text:s/>-3.66469840e-02</text:p>
      <text:p text:style-name="P1"><text:s text:c="3"/>1.62941084e-02 <text:s/>-1.76336708e-03 <text:s/>-1.08526286e-02 <text:s/>-4.01365908e-02</text:p>
      <text:p text:style-name="P1"><text:s text:c="3"/>3.03460695e-02 <text:s text:c="2"/>5.36162368e-02 <text:s text:c="2"/>1.05168688e-02 <text:s/>-3.48689561e-02</text:p>
      <text:p text:style-name="P1"><text:s text:c="2"/>-2.65925553e-02 <text:s text:c="2"/>9.40695520e-03 <text:s/>-7.08128364e-03 <text:s text:c="2"/>3.52447240e-02</text:p>
      <text:p text:style-name="P1"><text:s text:c="2"/>-8.16540072e-04 <text:s/>-5.11144859e-04 <text:s text:c="2"/>1.76931071e-02 <text:s/>-1.15645305e-02</text:p>
      <text:p text:style-name="P1"><text:s text:c="3"/>2.62493503e-03 <text:s/>-2.73052163e-02 <text:s/>-9.77015755e-03 <text:s text:c="2"/>2.07549962e-02</text:p>
      <text:p text:style-name="P1"><text:s text:c="2"/>-3.77609353e-02 <text:s/>-1.42579423e-02 <text:s/>-4.26019722e-02 <text:s text:c="2"/>6.10623235e-03</text:p>
      <text:p text:style-name="P1"><text:s text:c="3"/>1.59799072e-02 <text:s text:c="2"/>3.07834578e-02 <text:s/>-3.96992861e-02 <text:s text:c="2"/>4.89678301e-03</text:p>
      <text:p text:style-name="P1"><text:s text:c="3"/>1.22783771e-02 <text:s text:c="2"/>3.02746371e-02 <text:s text:c="2"/>1.01783978e-02 <text:s text:c="2"/>3.15065734e-02</text:p>
      <text:p text:style-name="P1"><text:s text:c="3"/>4.60178519e-02 <text:s/>-7.16132330e-03 <text:s/>-2.67897271e-02 <text:s/>-8.35442373e-03</text:p>
      <text:p text:style-name="P1"><text:s text:c="2"/>-2.06987156e-02 <text:s/>-1.02702878e-02 <text:s text:c="2"/>1.22020160e-02 <text:s text:c="2"/>1.01111777e-02</text:p>
      <text:p text:style-name="P1"><text:s text:c="2"/>-1.02875270e-02 <text:s/>-3.59306934e-03 <text:s text:c="2"/>8.34065752e-03 <text:s/>-5.32014975e-03</text:p>
      <text:p text:style-name="P1"><text:s text:c="2"/>-1.06607241e-02 <text:s text:c="2"/>1.70174649e-03 <text:s/>-3.06833581e-03 <text:s/>-3.16540963e-02</text:p>
      <text:p text:style-name="P1"><text:s text:c="2"/>-1.25556382e-02 <text:s text:c="2"/>1.76814436e-02 <text:s text:c="2"/>1.73600690e-03 <text:s/>-1.79869359e-02</text:p>
      <text:p text:style-name="P1"><text:s text:c="2"/>-3.05076960e-02 <text:s text:c="2"/>3.01940972e-02 <text:s/>-2.05089007e-02 <text:s/>-6.69844023e-03</text:p>
      <text:p text:style-name="P1"><text:s text:c="2"/>-4.10719524e-02 <text:s text:c="2"/>1.06982653e-02 <text:s text:c="2"/>4.74219278e-02 <text:s text:c="2"/>2.50335646e-03</text:p>
      <text:p text:style-name="P1"><text:s text:c="3"/>3.31616828e-02 <text:s/>-5.13562317e-03 <text:s text:c="2"/>6.71899456e-02 <text:s text:c="2"/>3.09728660e-03</text:p>
      <text:p text:style-name="P1"><text:s text:c="2"/>-3.46837608e-02 <text:s text:c="2"/>4.01292968e-02 <text:s text:c="2"/>7.13055966e-03 <text:s/>-3.66015143e-03</text:p>
      <text:p text:style-name="P1"><text:s text:c="3"/>1.35270492e-02 <text:s text:c="2"/>1.95680046e-03 <text:s/>-8.56096574e-03 <text:s text:c="2"/>3.65657451e-03</text:p>
      <text:p text:style-name="P1"><text:s text:c="3"/>9.53983401e-05 <text:s text:c="2"/>1.00518431e-03 <text:s/>-3.03470714e-03 <text:s text:c="2"/>2.39492371e-02</text:p>
      <text:p text:style-name="P1"><text:s text:c="3"/>2.53114121e-03 <text:s/>-8.07855061e-03 <text:s text:c="2"/>6.57817566e-04 <text:s/>-4.38574093e-03</text:p>
      <text:p text:style-name="P1"><text:s text:c="3"/>3.52536101e-03 <text:s text:c="2"/>7.33675246e-03 <text:s/>-1.01610840e-02 <text:s/>-6.15549254e-03</text:p>
      <text:p text:style-name="P1"><text:soft-page-break/><text:s text:c="3"/>5.13948151e-03 <text:s text:c="2"/>1.96604109e-02 <text:s/>-1.33670379e-02 <text:s text:c="2"/>5.33044833e-03</text:p>
      <text:p text:style-name="P1"><text:s text:c="2"/>-6.04705265e-03 <text:s text:c="2"/>7.72819217e-04 <text:s text:c="2"/>6.65337626e-03 <text:s/>-1.21977047e-04</text:p>
      <text:p text:style-name="P1"><text:s text:c="2"/>-4.93080741e-04 <text:s text:c="2"/>5.01114277e-03 <text:s text:c="2"/>1.10369768e-04 <text:s/>-5.66684124e-03</text:p>
      <text:p text:style-name="P1"><text:s text:c="3"/>1.30256501e-04 <text:s/>-1.56797007e-05 <text:s text:c="2"/>5.83942942e-03 <text:s text:c="2"/>6.82019145e-04</text:p>
      <text:p text:style-name="P1"><text:s text:c="2"/>-7.24958099e-05 <text:s text:c="2"/>2.11780123e-02 <text:s text:c="2"/>6.74527662e-04 <text:s text:c="2"/>4.73499601e-04</text:p>
      <text:p text:style-name="P1"><text:s text:c="2"/>-4.82292831e-03 <text:s text:c="2"/>4.93510305e-03 <text:s text:c="2"/>6.59635723e-06 <text:s/>-2.42516093e-04</text:p>
      <text:p text:style-name="P1"><text:s text:c="2"/>-3.19950061e-07]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13:57.824123242</meta:creation-date>
    <dc:date>2016-06-23T13:19:40.541814057</dc:date>
    <meta:editing-duration>P0D</meta:editing-duration>
    <meta:editing-cycles>1</meta:editing-cycles>
    <meta:document-statistic meta:table-count="0" meta:image-count="0" meta:object-count="0" meta:page-count="4" meta:paragraph-count="117" meta:word-count="457" meta:character-count="7411" meta:non-whitespace-character-count="6246"/>
    <meta:generator>LibreOffice/4.2.8.2$Linux_X86_64 LibreOffice_project/420m0$Build-2</meta:generator>
  </office:meta>
</office:document-meta>
</file>